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WPC', 'Segoe UI', system-ui, Ubuntu, 'Droid Sans', sans-serif"/>
  </office:font-face-decls>
  <office:automatic-styles>
    <style:style style:name="P1" style:family="paragraph" style:parent-style-name="Heading_20_1">
      <style:paragraph-properties fo:margin-left="0in" fo:margin-right="0in" fo:margin-top="0in" fo:margin-bottom="0.0972in" style:contextual-spacing="false" fo:line-height="120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  <style:text-properties fo:font-variant="normal" fo:text-transform="none" fo:color="#111111" loext:opacity="100%" style:font-name="apple-system" fo:letter-spacing="normal" fo:font-style="normal" fo:font-weight="bold" style:font-weight-asian="bold" style:font-weight-complex="bold"/>
    </style:style>
    <style:style style:name="P2" style:family="paragraph" style:parent-style-name="Heading_20_1">
      <style:paragraph-properties fo:margin-left="0in" fo:margin-right="0in" fo:margin-top="0in" fo:margin-bottom="0.0972in" style:contextual-spacing="false" fo:line-height="120%" fo:text-align="justify" style:justify-single-word="false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  <style:text-properties fo:color="#000000" loext:opacity="100%" fo:font-weight="bold" officeooo:paragraph-rsid="00154563" style:font-weight-asian="bold" style:font-weight-complex="bold"/>
    </style:style>
    <style:style style:name="P3" style:family="paragraph" style:parent-style-name="Heading_20_2">
      <style:paragraph-properties fo:margin-left="0in" fo:margin-right="0in" fo:margin-top="0in" fo:margin-bottom="0.0972in" style:contextual-spacing="false" fo:orphans="2" fo:widows="2" fo:text-indent="0in" style:auto-text-indent="false"/>
    </style:style>
    <style:style style:name="P4" style:family="paragraph" style:parent-style-name="Heading_20_2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11111" loext:opacity="100%" style:font-name="apple-system" fo:letter-spacing="normal" fo:font-style="normal" fo:font-weight="normal"/>
    </style:style>
    <style:style style:name="P5" style:family="paragraph" style:parent-style-name="Heading_20_3">
      <style:paragraph-properties fo:margin-left="0in" fo:margin-right="0in" fo:margin-top="0in" fo:margin-bottom="0.0972in" style:contextual-spacing="false" fo:orphans="2" fo:widows="2" fo:text-indent="0in" style:auto-text-indent="false"/>
    </style:style>
    <style:style style:name="P6" style:family="paragraph" style:parent-style-name="Heading_20_3">
      <style:paragraph-properties fo:margin-left="0in" fo:margin-right="0in" fo:margin-top="0in" fo:margin-bottom="0.0972in" style:contextual-spacing="false" fo:text-align="justify" style:justify-single-word="false" fo:orphans="2" fo:widows="2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officeooo:paragraph-rsid="00187882"/>
    </style:style>
    <style:style style:name="P8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</style:style>
    <style:style style:name="P9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officeooo:paragraph-rsid="00189b86"/>
    </style:style>
    <style:style style:name="P10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officeooo:paragraph-rsid="00194d82"/>
    </style:style>
    <style:style style:name="P11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officeooo:paragraph-rsid="001c7d2f"/>
    </style:style>
    <style:style style:name="P12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officeooo:paragraph-rsid="001d5bae"/>
    </style:style>
    <style:style style:name="P13" style:family="paragraph" style:parent-style-name="Text_20_body">
      <style:paragraph-properties fo:margin-left="0in" fo:margin-right="0in" fo:margin-top="0in" fo:margin-bottom="0.0972in" style:contextual-spacing="false" fo:line-height="120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  <style:text-properties fo:color="#111111" loext:opacity="100%" fo:font-weight="bold" officeooo:paragraph-rsid="00154563" style:font-weight-asian="bold" style:font-weight-complex="bold"/>
    </style:style>
    <style:style style:name="P14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11111" loext:opacity="100%" style:font-name="apple-system" fo:letter-spacing="normal" fo:font-style="normal" fo:font-weight="bold" officeooo:paragraph-rsid="00189b86" style:font-weight-asian="bold" style:font-weight-complex="bold"/>
    </style:style>
    <style:style style:name="T1" style:family="text">
      <style:text-properties fo:font-variant="normal" fo:text-transform="none" style:font-name="apple-system" fo:font-size="42pt" fo:letter-spacing="normal" fo:font-style="normal" style:text-underline-style="solid" style:text-underline-width="auto" style:text-underline-color="font-color" officeooo:rsid="00154563" style:font-size-asian="42pt" style:font-size-complex="42pt"/>
    </style:style>
    <style:style style:name="T2" style:family="text">
      <style:text-properties fo:font-variant="normal" fo:text-transform="none" fo:color="#111111" loext:opacity="100%" style:font-name="apple-system" fo:letter-spacing="normal" fo:font-style="normal"/>
    </style:style>
    <style:style style:name="T3" style:family="text">
      <style:text-properties fo:font-variant="normal" fo:text-transform="none" fo:color="#111111" loext:opacity="100%" style:font-name="apple-system" fo:letter-spacing="normal" fo:font-style="normal" fo:font-weight="normal"/>
    </style:style>
    <style:style style:name="T4" style:family="text">
      <style:text-properties fo:font-variant="normal" fo:text-transform="none" fo:color="#111111" loext:opacity="100%" style:font-name="apple-system" fo:letter-spacing="normal" fo:font-style="normal" fo:font-weight="normal" officeooo:rsid="001d5bae"/>
    </style:style>
    <style:style style:name="T5" style:family="text">
      <style:text-properties fo:font-variant="normal" fo:text-transform="none" fo:color="#111111" loext:opacity="100%" style:font-name="apple-system" fo:letter-spacing="normal" fo:font-style="normal" fo:font-weight="normal" officeooo:rsid="00194d82"/>
    </style:style>
    <style:style style:name="T6" style:family="text">
      <style:text-properties fo:font-variant="normal" fo:text-transform="none" fo:color="#111111" loext:opacity="100%" style:font-name="apple-system" fo:letter-spacing="normal" fo:font-style="normal" fo:font-weight="normal" officeooo:rsid="001c7d2f"/>
    </style:style>
    <style:style style:name="T7" style:family="text">
      <style:text-properties fo:font-variant="normal" fo:text-transform="none" fo:color="#111111" loext:opacity="100%" style:font-name="apple-system" fo:letter-spacing="normal" fo:font-style="normal" fo:font-weight="normal" officeooo:rsid="00189b86"/>
    </style:style>
    <style:style style:name="T8" style:family="text">
      <style:text-properties fo:font-variant="normal" fo:text-transform="none" fo:color="#111111" loext:opacity="100%" style:font-name="apple-system" fo:letter-spacing="normal" fo:font-style="normal" fo:font-weight="normal" officeooo:rsid="001f8f0a"/>
    </style:style>
    <style:style style:name="T9" style:family="text">
      <style:text-properties fo:font-variant="normal" fo:text-transform="none" fo:color="#111111" loext:opacity="100%" style:font-name="apple-system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color="#111111" loext:opacity="100%" style:font-name="apple-system" fo:font-size="10.5pt" fo:letter-spacing="normal" fo:font-style="normal" fo:font-weight="normal"/>
    </style:style>
    <style:style style:name="T11" style:family="text">
      <style:text-properties fo:font-variant="normal" fo:text-transform="none" fo:color="#111111" loext:opacity="100%" style:font-name="apple-system" fo:font-size="10.5pt" fo:letter-spacing="normal" fo:font-style="normal" fo:font-weight="normal" officeooo:rsid="00189b86"/>
    </style:style>
    <style:style style:name="T12" style:family="text">
      <style:text-properties fo:font-variant="normal" fo:text-transform="none" fo:color="#111111" loext:opacity="100%" style:font-name="apple-system" fo:font-size="10.5pt" fo:letter-spacing="normal" fo:font-style="normal" fo:font-weight="normal" officeooo:rsid="00194d82"/>
    </style:style>
    <style:style style:name="T13" style:family="text">
      <style:text-properties fo:font-variant="normal" fo:text-transform="none" fo:color="#111111" loext:opacity="100%" style:font-name="apple-system" fo:font-size="10.5pt" fo:letter-spacing="normal" fo:font-style="normal" fo:font-weight="normal" officeooo:rsid="001c7d2f"/>
    </style:style>
    <style:style style:name="T14" style:family="text">
      <style:text-properties fo:font-variant="normal" fo:text-transform="none" fo:color="#111111" loext:opacity="100%" style:font-name="apple-system" fo:font-size="10.5pt" fo:letter-spacing="normal" fo:font-style="normal" fo:font-weight="normal" officeooo:rsid="001d5bae"/>
    </style:style>
    <style:style style:name="T15" style:family="text">
      <style:text-properties fo:font-variant="normal" fo:text-transform="none" fo:color="#111111" loext:opacity="100%" style:font-name="apple-system" fo:font-size="13pt" fo:letter-spacing="normal" fo:font-style="normal" fo:font-weight="normal" style:font-size-asian="13pt" style:font-size-complex="13pt"/>
    </style:style>
    <style:style style:name="T16" style:family="text">
      <style:text-properties fo:font-variant="normal" fo:text-transform="none" fo:color="#111111" loext:opacity="100%" style:font-name="apple-system" fo:font-size="13pt" fo:letter-spacing="normal" fo:font-style="normal" fo:font-weight="normal" officeooo:rsid="001d5bae" style:font-size-asian="13pt" style:font-size-complex="13pt"/>
    </style:style>
    <style:style style:name="T17" style:family="text">
      <style:text-properties fo:font-variant="normal" fo:text-transform="none" fo:color="#111111" loext:opacity="100%" style:font-name="apple-system" fo:font-size="14pt" fo:letter-spacing="normal" fo:font-style="normal" fo:font-weight="normal" style:font-size-asian="14pt" style:font-size-complex="14pt"/>
    </style:style>
    <style:style style:name="T18" style:family="text">
      <style:text-properties fo:font-variant="normal" fo:text-transform="none" fo:color="#111111" loext:opacity="100%" style:font-name="apple-system" fo:font-size="14pt" fo:letter-spacing="normal" fo:font-style="normal" fo:font-weight="normal" officeooo:rsid="001d5bae" style:font-size-asian="14pt" style:font-size-complex="14pt"/>
    </style:style>
    <style:style style:name="T19" style:family="text">
      <style:text-properties fo:font-variant="normal" fo:text-transform="none" fo:color="#111111" loext:opacity="100%" style:font-name="apple-system" fo:font-size="14pt" fo:letter-spacing="normal" fo:font-style="normal" fo:font-weight="normal" officeooo:rsid="00194d82" style:font-size-asian="14pt" style:font-size-complex="14pt"/>
    </style:style>
    <style:style style:name="T20" style:family="text">
      <style:text-properties fo:font-variant="normal" fo:text-transform="none" fo:color="#111111" loext:opacity="100%" style:font-name="apple-system" fo:font-size="14pt" fo:letter-spacing="normal" fo:font-style="normal" fo:font-weight="normal" officeooo:rsid="001c7d2f" style:font-size-asian="14pt" style:font-size-complex="14pt"/>
    </style:style>
    <style:style style:name="T21" style:family="text">
      <style:text-properties fo:font-variant="normal" fo:text-transform="none" fo:color="#111111" loext:opacity="100%" style:font-name="apple-system" fo:font-size="14pt" fo:letter-spacing="normal" fo:font-style="normal" fo:font-weight="normal" officeooo:rsid="00189b86" style:font-size-asian="14pt" style:font-size-complex="14pt"/>
    </style:style>
    <style:style style:name="T22" style:family="text">
      <style:text-properties fo:font-variant="normal" fo:text-transform="none" fo:color="#111111" loext:opacity="100%" style:font-name="apple-system" fo:font-size="14pt" fo:letter-spacing="normal" fo:font-style="normal" fo:font-weight="bold" style:font-size-asian="14pt" style:font-weight-asian="bold" style:font-size-complex="14pt" style:font-weight-complex="bold"/>
    </style:style>
    <style:style style:name="T23" style:family="text">
      <style:text-properties fo:font-variant="normal" fo:text-transform="none" fo:color="#111111" loext:opacity="100%" style:font-name="apple-system" fo:font-size="16pt" fo:letter-spacing="normal" fo:font-style="normal" fo:font-weight="normal" style:font-size-asian="16pt" style:font-size-complex="16pt"/>
    </style:style>
    <style:style style:name="T24" style:family="text">
      <style:text-properties fo:font-variant="normal" fo:text-transform="none" fo:color="#111111" loext:opacity="100%" style:font-name="apple-system" fo:font-size="16pt" fo:letter-spacing="normal" fo:font-style="normal" fo:font-weight="bold" style:font-size-asian="16pt" style:font-weight-asian="bold" style:font-size-complex="16pt" style:font-weight-complex="bold"/>
    </style:style>
    <style:style style:name="T25" style:family="text">
      <style:text-properties fo:font-variant="normal" fo:text-transform="none" fo:color="#111111" loext:opacity="100%" style:font-name="apple-system" fo:font-size="15pt" fo:letter-spacing="normal" fo:font-style="normal" fo:font-weight="bold" style:font-size-asian="15pt" style:font-weight-asian="bold" style:font-size-complex="15pt" style:font-weight-complex="bold"/>
    </style:style>
    <style:style style:name="T26" style:family="text">
      <style:text-properties fo:font-variant="normal" fo:text-transform="none" fo:color="#111111" loext:opacity="100%" style:text-line-through-style="none" style:text-line-through-type="none" style:font-name="apple-system" fo:letter-spacing="normal" fo:font-style="normal" style:text-underline-style="none" fo:font-weight="normal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personal-details"/><text:span text:style-name="T1">CURRICULUM VITAE</text:span><text:span text:style-name="T2"><text:line-break/>PERSONAL DETAILS</text:span></text:h>
      <text:h text:style-name="P3" text:outline-level="2"><text:bookmark text:name="name-mark-karanja-kiragu"/><text:span text:style-name="T9">NAME: </text:span><text:span text:style-name="Emphasis"><text:span text:style-name="T3">Mark Karanja Kiragu</text:span></text:span></text:h>
      <text:h text:style-name="P3" text:outline-level="2"><text:bookmark text:name="e-mail-markkaranja11gmailcom"/><text:span text:style-name="T9">E-MAIL:</text:span><text:span text:style-name="T3"> </text:span><text:a xlink:type="simple" xlink:href="mailto:markkaranja11@gmail.com" text:style-name="Internet_20_link" text:visited-style-name="Visited_20_Internet_20_Link"><text:span text:style-name="Emphasis"><text:span text:style-name="T26">markkaranja11@gmail.com</text:span></text:span></text:a></text:h>
      <text:h text:style-name="P3" text:outline-level="2"><text:bookmark text:name="contact-254740211882"/><text:span text:style-name="T9">CONTACT:</text:span><text:span text:style-name="T3"> </text:span><text:span text:style-name="Emphasis"><text:span text:style-name="T3">(+254)740211882</text:span></text:span></text:h>
      <text:h text:style-name="P3" text:outline-level="2"><text:bookmark text:name="religion-christian"/><text:span text:style-name="T9">RELIGION:</text:span><text:span text:style-name="T3"> </text:span><text:span text:style-name="Emphasis"><text:span text:style-name="T3">Christian</text:span></text:span></text:h>
      <text:h text:style-name="P3" text:outline-level="2"><text:bookmark text:name="dob-141100"/><text:span text:style-name="T9">D.O.B: </text:span><text:span text:style-name="Emphasis"><text:span text:style-name="T3">14/11/00</text:span></text:span></text:h>
      <text:h text:style-name="P3" text:outline-level="2"><text:bookmark text:name="languages-english-kiswahili-german-b2"/><text:span text:style-name="T9">LANGUAGES:</text:span><text:span text:style-name="T3"> </text:span><text:span text:style-name="Emphasis"><text:span text:style-name="T3">English</text:span></text:span><text:span text:style-name="T3">, </text:span><text:span text:style-name="Emphasis"><text:span text:style-name="T3">Swahili</text:span></text:span><text:span text:style-name="T3">, </text:span><text:span text:style-name="Emphasis"><text:span text:style-name="T3">German (B2)</text:span></text:span></text:h>
      <text:h text:style-name="P3" text:outline-level="2"><text:bookmark text:name="nationality-kenyan"/><text:span text:style-name="T9">NATIONALITY: </text:span><text:span text:style-name="Emphasis"><text:span text:style-name="T3">Kenyan</text:span></text:span></text:h>
      <text:p text:style-name="P8"><text:span text:style-name="Emphasis"><text:span text:style-name="T3"/></text:span></text:p>
      <text:h text:style-name="P1" text:outline-level="1"><text:bookmark text:name="academic-background"/><text:bookmark text:name="1"/>ACADEMIC BACKGROUND</text:h>
      <text:h text:style-name="P4" text:outline-level="2"><text:bookmark text:name="year--school--grade"/>YEAR =&gt; SCHOOL =&gt; GRADE</text:h>
      <text:h text:style-name="P5" text:outline-level="3"><text:bookmark text:name="2015---pleasant-view-academy---396marks"/><text:span text:style-name="Emphasis"><text:span text:style-name="T3">2015 </text:span></text:span><text:span text:style-name="T3">-&gt; </text:span><text:span text:style-name="Emphasis"><text:span text:style-name="T3">Pleasant View Academy </text:span></text:span><text:span text:style-name="T3">-&gt; </text:span><text:span text:style-name="Emphasis"><text:span text:style-name="T3">396marks</text:span></text:span></text:h>
      <text:h text:style-name="P5" text:outline-level="3"><text:bookmark text:name="2019---nyeri-high-school---b-minus"/><text:span text:style-name="Emphasis"><text:span text:style-name="T3">2019 </text:span></text:span><text:span text:style-name="T3">-&gt; </text:span><text:span text:style-name="Emphasis"><text:span text:style-name="T3">Nyeri High School </text:span></text:span><text:span text:style-name="T3">-&gt; </text:span><text:span text:style-name="Emphasis"><text:span text:style-name="T3">B-(minus)</text:span></text:span></text:h>
      <text:h text:style-name="P5" text:outline-level="3"><text:bookmark text:name="2020---moringa-school"/><text:span text:style-name="Emphasis"><text:span text:style-name="T3">2020 </text:span></text:span><text:span text:style-name="T3">-&gt; </text:span><text:span text:style-name="Emphasis"><text:span text:style-name="T3">Moringa School</text:span></text:span></text:h>
      <text:h text:style-name="P5" text:outline-level="3"><text:bookmark text:name="2021-2024---multimedia-university-of-kenya---3rd-year"/><text:span text:style-name="Emphasis"><text:span text:style-name="T3">2021-2024 </text:span></text:span><text:span text:style-name="T3">-&gt; </text:span><text:span text:style-name="Emphasis"><text:span text:style-name="T3">Multimedia University of Kenya </text:span></text:span><text:span text:style-name="T3">-&gt; </text:span><text:span text:style-name="Emphasis"><text:span text:style-name="T3">3rd year </text:span></text:span><text:span text:style-name="Emphasis"><text:span text:style-name="T8">(Applied Physics and Computer Science)</text:span></text:span></text:h>
      <text:h text:style-name="P1" text:outline-level="1"/>
      <text:h text:style-name="P1" text:outline-level="1"><text:bookmark text:name="career-objectives"/><text:bookmark text:name="2"/>CAREER OBJECTIVES</text:h>
      <text:p text:style-name="P12"><text:span text:style-name="Emphasis"><text:span text:style-name="T17">To excel as a </text:span></text:span><text:span text:style-name="Emphasis"><text:span text:style-name="T18">team player</text:span></text:span></text:p>
      <text:p text:style-name="P9"><text:span text:style-name="Emphasis"><text:span text:style-name="T17">To become a better developer through constantly learning from my mistakes and errors and doing research to obtain the necessary skill set required to be resourceful to the people around me at large.</text:span></text:span></text:p>
      <text:p text:style-name="P9"><text:span text:style-name="Emphasis"><text:span text:style-name="T15"/></text:span></text:p>
      <text:p text:style-name="P14"/>
      <text:h text:style-name="P1" text:outline-level="1"><text:bookmark text:name="personal-attributes"/><text:bookmark text:name="3"/><text:soft-page-break/>PERSONAL ATTRIBUTES</text:h>
      <text:p text:style-name="P10"><text:span text:style-name="Emphasis"><text:span text:style-name="T19">Self confident.</text:span></text:span></text:p>
      <text:p text:style-name="P10"><text:span text:style-name="Emphasis"><text:span text:style-name="T19">Fast adaptation to new environments.</text:span></text:span></text:p>
      <text:p text:style-name="P10"><text:span text:style-name="Emphasis"><text:span text:style-name="T19">I own my mistakes and learn from them.</text:span></text:span></text:p>
      <text:p text:style-name="P10"><text:span text:style-name="Emphasis"><text:span text:style-name="T19">A</text:span></text:span><text:span text:style-name="Emphasis"><text:span text:style-name="T20">n</text:span></text:span><text:span text:style-name="Emphasis"><text:span text:style-name="T19"> apprentice</text:span></text:span></text:p>
      <text:p text:style-name="P8"><text:span text:style-name="Emphasis"><text:span text:style-name="T10"/></text:span></text:p>
      <text:h text:style-name="P1" text:outline-level="1"><text:bookmark text:name="work-experience"/><text:bookmark text:name="4"/>WORK EXPERIENCE</text:h>
      <text:p text:style-name="P11"><text:span text:style-name="Emphasis"><text:span text:style-name="T17">I've taken a 2 month internship at Keitt Exporters LTD in their developer team</text:span></text:span><text:span text:style-name="Emphasis"><text:span text:style-name="T20">(September – October 2021).</text:span></text:span></text:p>
      <text:p text:style-name="P11"><text:span text:style-name="Emphasis"><text:span text:style-name="T20">I’ve w</text:span></text:span><text:span text:style-name="Emphasis"><text:span text:style-name="T17">orked for OYE, </text:span></text:span><text:span text:style-name="Emphasis"><text:span text:style-name="T20">a</text:span></text:span><text:span text:style-name="Emphasis"><text:span text:style-name="T17"> company's that taken </text:span></text:span><text:span text:style-name="Emphasis"><text:span text:style-name="T20">an initiative of partnering with petrol stations and managing to offer boda boda riders free accident insurance.</text:span></text:span></text:p>
      <text:h text:style-name="P1" text:outline-level="1"/>
      <text:h text:style-name="P1" text:outline-level="1"><text:bookmark text:name="skills"/><text:bookmark text:name="5"/>SKILLS</text:h>
      <text:p text:style-name="P11"><text:span text:style-name="Emphasis"><text:span text:style-name="T17">Public speaking</text:span></text:span></text:p>
      <text:p text:style-name="P11"><text:span text:style-name="Emphasis"><text:span text:style-name="T17">First Aid</text:span></text:span></text:p>
      <text:h text:style-name="P1" text:outline-level="1"/>
      <text:h text:style-name="P1" text:outline-level="1"><text:bookmark text:name="hobbies"/><text:bookmark text:name="6"/>HOBBIES</text:h>
      <text:p text:style-name="P9"><text:span text:style-name="Emphasis"><text:span text:style-name="T17">Gaming</text:span></text:span></text:p>
      <text:p text:style-name="P9"><text:span text:style-name="Emphasis"><text:span text:style-name="T17">Traveling</text:span></text:span></text:p>
      <text:p text:style-name="P9"><text:span text:style-name="Emphasis"><text:span text:style-name="T17">Swimming</text:span></text:span></text:p>
      <text:p text:style-name="P9"><text:span text:style-name="Emphasis"><text:span text:style-name="T17">Playing Chess</text:span></text:span></text:p>
      <text:p text:style-name="P9"><text:span text:style-name="Emphasis"><text:span text:style-name="T17">Sudoku</text:span></text:span></text:p>
      <text:p text:style-name="P9"><text:span text:style-name="Emphasis"><text:span text:style-name="T17">Playing mine-sweeper</text:span></text:span></text:p>
      <text:h text:style-name="P1" text:outline-level="1"><text:bookmark text:name="co-curricular-activities"/><text:bookmark text:name="7"/><text:soft-page-break/>CO-CURRICULAR ACTIVITIES</text:h>
      <text:p text:style-name="P9"><text:span text:style-name="Emphasis"><text:span text:style-name="T17">President’s Award </text:span></text:span><text:span text:style-name="Emphasis"><text:span text:style-name="T18">(P.A)</text:span></text:span></text:p>
      <text:p text:style-name="P9"><text:span text:style-name="Emphasis"><text:span text:style-name="T17">St. John </text:span></text:span><text:span text:style-name="Emphasis"><text:span text:style-name="T21">Ambulance</text:span></text:span><text:span text:style-name="Emphasis"><text:span text:style-name="T17"> Club</text:span></text:span></text:p>
      <text:h text:style-name="P1" text:outline-level="1"/>
      <text:h text:style-name="P1" text:outline-level="1"><text:bookmark text:name="referees"/><text:bookmark text:name="8"/>REFEREES</text:h>
      <text:h text:style-name="P5" text:outline-level="3"><text:bookmark text:name="1-esther-mureke-kuria"/><text:span text:style-name="Emphasis"><text:span text:style-name="T25">1.</text:span></text:span><text:span text:style-name="Emphasis"><text:span text:style-name="T23"> </text:span></text:span><text:span text:style-name="Emphasis"><text:span text:style-name="T25">Esther Mureke Kuria</text:span></text:span></text:h>
      <text:p text:style-name="P7"><text:span text:style-name="Emphasis"><text:span text:style-name="T17">Teacher of German</text:span></text:span></text:p>
      <text:p text:style-name="P7"><text:span text:style-name="Emphasis"><text:span text:style-name="T17">Nyeri High School</text:span></text:span></text:p>
      <text:p text:style-name="P7"><text:span text:style-name="Emphasis"><text:span text:style-name="T17">Tel : (+254)721648790</text:span></text:span></text:p>
      <text:h text:style-name="P6" text:outline-level="3"><text:span text:style-name="T3"/></text:h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WPC', 'Segoe UI', system-ui, Ubuntu, 'Droid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09:41:47.290410831</meta:creation-date>
    <dc:date>2022-10-03T22:43:27.794796824</dc:date>
    <meta:editing-duration>PT26M41S</meta:editing-duration>
    <meta:editing-cycles>5</meta:editing-cycles>
    <meta:generator>LibreOffice/7.3.6.2$Linux_X86_64 LibreOffice_project/30$Build-2</meta:generator>
    <meta:document-statistic meta:table-count="0" meta:image-count="0" meta:object-count="0" meta:page-count="3" meta:paragraph-count="43" meta:word-count="202" meta:character-count="1334" meta:non-whitespace-character-count="1174"/>
  </office:meta>
</office:document-meta>
</file>